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bf66e" officeooo:paragraph-rsid="033bf66e"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ddc74" officeooo:paragraph-rsid="033ddc74"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9242" officeooo:paragraph-rsid="033f9242"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c8c9" officeooo:paragraph-rsid="033fc8c9"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42d7f5" officeooo:paragraph-rsid="0342d7f5"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897b2" officeooo:paragraph-rsid="036897b2"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a2726" officeooo:paragraph-rsid="036a272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02975" officeooo:paragraph-rsid="03702975"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1622" officeooo:paragraph-rsid="03771622"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6e589" officeooo:paragraph-rsid="0356e589"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c6edd" officeooo:paragraph-rsid="035c6edd"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63d17e" officeooo:paragraph-rsid="0363d17e"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bf66e" officeooo:paragraph-rsid="033bf66e"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ddc74" officeooo:paragraph-rsid="033ddc74"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fo:break-before="pag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center"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color="#000000" style:font-name="Times New Roman" fo:font-size="14pt" fo:language="fr" fo:country="FR" fo:font-style="normal" style:text-underline-style="none" fo:font-weight="normal" officeooo:rsid="033b07c6" officeooo:paragraph-rsid="033b07c6" style:font-size-asian="12.25pt" style:font-style-asian="normal" style:font-weight-asian="normal" style:font-size-complex="14pt" style:font-style-complex="normal" style:font-weight-complex="normal"/>
    </style:style>
    <style:style style:name="P22"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4898a5" officeooo:paragraph-rsid="034898a5" style:font-size-asian="9.60000038146973pt" style:font-style-asian="normal" style:font-weight-asian="normal" style:font-size-complex="11pt" style:font-style-complex="normal" style:font-weight-complex="normal"/>
    </style:style>
    <style:style style:name="P23"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2ef27" officeooo:paragraph-rsid="03512e2f" style:font-size-asian="9.60000038146973pt" style:font-style-asian="normal" style:font-weight-asian="normal" style:font-size-complex="11pt" style:font-style-complex="normal" style:font-weight-complex="normal"/>
    </style:style>
    <style:style style:name="P24"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none" fo:font-weight="normal" officeooo:rsid="03552a4e" officeooo:paragraph-rsid="035393a0"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6e589" officeooo:paragraph-rsid="0356e589"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5c6cde" officeooo:paragraph-rsid="0356e589" style:font-size-asian="9.60000038146973pt" style:font-style-asian="normal" style:font-weight-asian="normal" style:font-size-complex="11pt" style:font-style-complex="normal" style:font-weight-complex="normal"/>
    </style:style>
    <style:style style:name="P27"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d5dfe" officeooo:paragraph-rsid="035d5dfe" style:font-size-asian="9.60000038146973pt" style:font-style-asian="normal" style:font-weight-asian="normal" style:font-size-complex="11pt" style:font-style-complex="normal" style:font-weight-complex="normal"/>
    </style:style>
    <style:style style:name="P28"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none" fo:font-weight="normal" officeooo:rsid="035f2df0" officeooo:paragraph-rsid="035d5dfe"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1622" officeooo:paragraph-rsid="03771622"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cf4d" officeooo:paragraph-rsid="0377cf4d"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bbde1" officeooo:paragraph-rsid="037bbde1"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ee057" officeooo:paragraph-rsid="037ee057"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fe53d" officeooo:paragraph-rsid="037fe53d"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28030" officeooo:paragraph-rsid="03828030"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37" style:family="paragraph" style:parent-style-name="Standard" style:list-style-name="L3">
      <style:paragraph-properties fo:text-align="justify" style:justify-single-word="false"/>
      <style:text-properties fo:color="#000000" style:font-name="Times New Roman" fo:font-size="11pt" fo:language="fr" fo:country="FR" fo:font-style="normal" style:text-underline-style="none" fo:font-weight="normal" officeooo:rsid="03857b4e" officeooo:paragraph-rsid="03857b4e"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9c017" officeooo:paragraph-rsid="0389c017"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8cefb2" officeooo:paragraph-rsid="038cefb2"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0d366" officeooo:paragraph-rsid="0390d366"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47ccc" officeooo:paragraph-rsid="03947ccc"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9544e7" officeooo:paragraph-rsid="039544e7" style:font-size-asian="9.60000038146973pt" style:font-style-asian="normal" style:font-weight-asian="normal" style:font-size-complex="11pt" style:font-style-complex="normal" style:font-weight-complex="normal"/>
    </style:style>
    <style:style style:name="P43"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c2e8a" officeooo:paragraph-rsid="034c2e8a" style:font-size-asian="9.60000038146973pt" style:font-style-asian="normal" style:font-weight-asian="normal" style:font-size-complex="11pt" style:font-style-complex="normal" style:font-weight-complex="normal"/>
    </style:style>
    <style:style style:name="P44"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e2904" officeooo:paragraph-rsid="034e2904" style:font-size-asian="9.60000038146973pt" style:font-style-asian="normal" style:font-weight-asian="normal" style:font-size-complex="11pt" style:font-style-complex="normal" style:font-weight-complex="normal"/>
    </style:style>
    <style:style style:name="P45"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12e2f" officeooo:paragraph-rsid="03512e2f" style:font-size-asian="9.60000038146973pt" style:font-style-asian="normal" style:font-weight-asian="normal" style:font-size-complex="11pt" style:font-style-complex="normal" style:font-weight-complex="normal"/>
    </style:style>
    <style:style style:name="P46" style:family="paragraph" style:parent-style-name="Standard" style:list-style-name="L1">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393a0" officeooo:paragraph-rsid="035393a0" style:font-size-asian="9.60000038146973pt" style:font-style-asian="normal" style:font-weight-asian="normal" style:font-size-complex="11pt" style:font-style-complex="normal" style:font-weight-complex="normal"/>
    </style:style>
    <style:style style:name="P47" style:family="paragraph" style:parent-style-name="Standard" style:list-style-name="L2">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d5dfe" officeooo:paragraph-rsid="035d5dfe"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7b4bc7" officeooo:paragraph-rsid="037b4bc7"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9e7fdd" officeooo:paragraph-rsid="039e7fdd"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7a9be3" officeooo:paragraph-rsid="037a9be3"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text-align="justify" style:justify-single-word="false"/>
      <style:text-properties fo:font-size="11pt" style:text-underline-style="solid" style:text-underline-width="auto" style:text-underline-color="font-color" officeooo:rsid="03bda89e" officeooo:paragraph-rsid="03bda89e" style:font-size-asian="9.60000038146973pt" style:font-size-complex="11pt"/>
    </style:style>
    <style:style style:name="P52" style:family="paragraph" style:parent-style-name="Standard">
      <style:paragraph-properties fo:text-align="justify" style:justify-single-word="false"/>
      <style:text-properties fo:font-size="11pt" style:text-underline-style="solid" style:text-underline-width="auto" style:text-underline-color="font-color" officeooo:rsid="03c18a61" officeooo:paragraph-rsid="03c18a61" style:font-size-asian="9.60000038146973pt" style:font-size-complex="11pt"/>
    </style:style>
    <style:style style:name="P53" style:family="paragraph" style:parent-style-name="Standard">
      <style:paragraph-properties fo:text-align="justify" style:justify-single-word="false"/>
      <style:text-properties fo:font-size="11pt" style:text-underline-style="solid" style:text-underline-width="auto" style:text-underline-color="font-color" officeooo:rsid="03c56704" officeooo:paragraph-rsid="03c56704" style:font-size-asian="9.60000038146973pt" style:font-size-complex="11pt"/>
    </style:style>
    <style:style style:name="P54" style:family="paragraph" style:parent-style-name="Standard">
      <style:paragraph-properties fo:text-align="justify" style:justify-single-word="false"/>
      <style:text-properties fo:font-size="11pt" style:text-underline-style="solid" style:text-underline-width="auto" style:text-underline-color="font-color" officeooo:rsid="03c68bf8" officeooo:paragraph-rsid="03c68bf8" style:font-size-asian="9.60000038146973pt" style:font-size-complex="11pt"/>
    </style:style>
    <style:style style:name="P55"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68bf8" officeooo:paragraph-rsid="03c68bf8" style:font-size-asian="9.60000038146973pt" style:font-size-complex="11pt"/>
    </style:style>
    <style:style style:name="P56"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80740" officeooo:paragraph-rsid="03c80740" style:font-size-asian="9.60000038146973pt" style:font-size-complex="11pt"/>
    </style:style>
    <style:style style:name="P57" style:family="paragraph" style:parent-style-name="Standard" style:list-style-name="L6">
      <style:paragraph-properties fo:text-align="justify" style:justify-single-word="false"/>
      <style:text-properties fo:font-size="11pt" style:text-underline-style="solid" style:text-underline-width="auto" style:text-underline-color="font-color" officeooo:rsid="03cac477" officeooo:paragraph-rsid="03cac477" style:font-size-asian="9.60000038146973pt" style:font-size-complex="11pt"/>
    </style:style>
    <style:style style:name="P58" style:family="paragraph" style:parent-style-name="Standard">
      <style:paragraph-properties fo:text-align="justify" style:justify-single-word="false"/>
      <style:text-properties style:text-underline-style="none" officeooo:rsid="03a4da32" officeooo:paragraph-rsid="03a8ac3b"/>
    </style:style>
    <style:style style:name="P59" style:family="paragraph" style:parent-style-name="Standard" style:list-style-name="L5">
      <style:paragraph-properties fo:text-align="justify" style:justify-single-word="false"/>
      <style:text-properties style:text-underline-style="none" officeooo:rsid="03a5b368" officeooo:paragraph-rsid="03a5b368"/>
    </style:style>
    <style:style style:name="P60" style:family="paragraph" style:parent-style-name="Standard" style:list-style-name="L5">
      <style:paragraph-properties fo:text-align="justify" style:justify-single-word="false"/>
      <style:text-properties style:text-underline-style="none" officeooo:rsid="03a6b85b" officeooo:paragraph-rsid="03a6b85b"/>
    </style:style>
    <style:style style:name="P61" style:family="paragraph" style:parent-style-name="Standard">
      <style:paragraph-properties fo:text-align="justify" style:justify-single-word="false"/>
      <style:text-properties style:text-underline-style="none" officeooo:rsid="03a6b85b" officeooo:paragraph-rsid="03a6b85b"/>
    </style:style>
    <style:style style:name="P62" style:family="paragraph" style:parent-style-name="Standard">
      <style:paragraph-properties fo:text-align="justify" style:justify-single-word="false"/>
      <style:text-properties style:text-underline-style="none" officeooo:rsid="03abe64b" officeooo:paragraph-rsid="03abe64b"/>
    </style:style>
    <style:style style:name="P63" style:family="paragraph" style:parent-style-name="Standard">
      <style:paragraph-properties fo:text-align="justify" style:justify-single-word="false"/>
      <style:text-properties style:text-underline-style="none" officeooo:rsid="03aea532" officeooo:paragraph-rsid="03aea532"/>
    </style:style>
    <style:style style:name="P64" style:family="paragraph" style:parent-style-name="Standard">
      <style:paragraph-properties fo:text-align="justify" style:justify-single-word="false"/>
      <style:text-properties style:text-underline-style="none" officeooo:rsid="03b1d19f" officeooo:paragraph-rsid="03b3b2ed"/>
    </style:style>
    <style:style style:name="P65" style:family="paragraph" style:parent-style-name="Standard">
      <style:paragraph-properties fo:text-align="justify" style:justify-single-word="false"/>
      <style:text-properties style:text-underline-style="none" officeooo:rsid="03b1d19f" officeooo:paragraph-rsid="03b6baf1"/>
    </style:style>
    <style:style style:name="P66" style:family="paragraph" style:parent-style-name="Standard">
      <style:paragraph-properties fo:text-align="justify" style:justify-single-word="false"/>
      <style:text-properties style:text-underline-style="none" officeooo:rsid="03b1d19f" officeooo:paragraph-rsid="03b85871"/>
    </style:style>
    <style:style style:name="P67" style:family="paragraph" style:parent-style-name="Standard">
      <style:paragraph-properties fo:text-align="justify" style:justify-single-word="false"/>
      <style:text-properties style:text-underline-style="none" officeooo:rsid="03b1d19f" officeooo:paragraph-rsid="03b8b9e2"/>
    </style:style>
    <style:style style:name="P68" style:family="paragraph" style:parent-style-name="Standard">
      <style:paragraph-properties fo:text-align="justify" style:justify-single-word="false"/>
      <style:text-properties officeooo:paragraph-rsid="0397ecca"/>
    </style:style>
    <style:style style:name="P69" style:family="paragraph" style:parent-style-name="Standard">
      <style:paragraph-properties fo:text-align="justify" style:justify-single-word="false"/>
      <style:text-properties style:font-name="Times New Roman" fo:font-size="11pt" officeooo:paragraph-rsid="0397ecca" style:font-size-asian="11pt" style:font-size-complex="11pt"/>
    </style:style>
    <style:style style:name="P70" style:family="paragraph" style:parent-style-name="Standard" style:list-style-name="L4">
      <style:paragraph-properties fo:text-align="justify" style:justify-single-word="false"/>
      <style:text-properties style:font-name="Times New Roman" fo:font-size="11pt" officeooo:rsid="0397ecca" officeooo:paragraph-rsid="0397ecca" style:font-size-asian="11pt" style:font-size-complex="11pt"/>
    </style:style>
    <style:style style:name="P71" style:family="paragraph" style:parent-style-name="Standard">
      <style:paragraph-properties fo:text-align="justify" style:justify-single-word="false"/>
      <style:text-properties officeooo:rsid="03997f36" officeooo:paragraph-rsid="03997f36"/>
    </style:style>
    <style:style style:name="P72" style:family="paragraph" style:parent-style-name="Standard">
      <style:paragraph-properties fo:text-align="justify" style:justify-single-word="false"/>
      <style:text-properties officeooo:rsid="039d4353" officeooo:paragraph-rsid="039d4353"/>
    </style:style>
    <style:style style:name="P73" style:family="paragraph" style:parent-style-name="Standard">
      <style:paragraph-properties fo:text-align="justify" style:justify-single-word="false"/>
      <style:text-properties officeooo:rsid="039ef5af" officeooo:paragraph-rsid="039ef5af"/>
    </style:style>
    <style:style style:name="P74" style:family="paragraph" style:parent-style-name="Standard">
      <style:paragraph-properties fo:text-align="justify" style:justify-single-word="false"/>
      <style:text-properties style:text-underline-style="solid" style:text-underline-width="auto" style:text-underline-color="font-color" officeooo:rsid="03a26464" officeooo:paragraph-rsid="03a26464"/>
    </style:style>
    <style:style style:name="P75" style:family="paragraph" style:parent-style-name="Standard">
      <style:paragraph-properties fo:text-align="justify" style:justify-single-word="false"/>
      <style:text-properties style:text-underline-style="solid" style:text-underline-width="auto" style:text-underline-color="font-color" officeooo:rsid="03aea532" officeooo:paragraph-rsid="03aea532"/>
    </style:style>
    <style:style style:name="P76" style:family="paragraph" style:parent-style-name="Standard">
      <style:paragraph-properties fo:text-align="justify" style:justify-single-word="false"/>
      <style:text-properties fo:font-size="14pt" style:text-underline-style="solid" style:text-underline-width="auto" style:text-underline-color="font-color" officeooo:rsid="03bbef02" officeooo:paragraph-rsid="03bbef02" style:font-size-asian="12.25pt" style:font-size-complex="14pt"/>
    </style:style>
    <style:style style:name="P77" style:family="paragraph" style:parent-style-name="Standard">
      <style:paragraph-properties fo:text-align="justify" style:justify-single-word="false" fo:break-before="page"/>
      <style:text-properties fo:color="#000000" style:font-name="Times New Roman" fo:font-size="11pt" fo:language="fr" fo:country="FR" fo:font-style="normal" style:text-underline-style="none" fo:font-weight="normal" officeooo:rsid="038122a5" officeooo:paragraph-rsid="038122a5"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fo:break-before="page"/>
      <style:text-properties fo:font-size="14pt" style:text-underline-style="solid" style:text-underline-width="auto" style:text-underline-color="font-color" officeooo:rsid="03bbef02" officeooo:paragraph-rsid="03bbef02" style:font-size-asian="12.25pt" style:font-size-complex="14pt"/>
    </style:style>
    <style:style style:name="T1" style:family="text">
      <style:text-properties officeooo:rsid="0339d67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37ccf9e"/>
    </style:style>
    <style:style style:name="T4" style:family="text">
      <style:text-properties style:text-underline-style="solid" style:text-underline-width="auto" style:text-underline-color="font-color" officeooo:rsid="037e7d4c"/>
    </style:style>
    <style:style style:name="T5" style:family="text">
      <style:text-properties style:text-underline-style="solid" style:text-underline-width="auto" style:text-underline-color="font-color" officeooo:rsid="03964bb9"/>
    </style:style>
    <style:style style:name="T6" style:family="text">
      <style:text-properties style:text-underline-style="none"/>
    </style:style>
    <style:style style:name="T7" style:family="text">
      <style:text-properties style:text-underline-style="none" officeooo:rsid="034d5a4a"/>
    </style:style>
    <style:style style:name="T8" style:family="text">
      <style:text-properties style:text-underline-style="none" officeooo:rsid="034e67ea"/>
    </style:style>
    <style:style style:name="T9" style:family="text">
      <style:text-properties style:text-underline-style="none" officeooo:rsid="034fa91d"/>
    </style:style>
    <style:style style:name="T10" style:family="text">
      <style:text-properties style:text-underline-style="none" officeooo:rsid="03502e80"/>
    </style:style>
    <style:style style:name="T11" style:family="text">
      <style:text-properties style:text-underline-style="none" officeooo:rsid="0352ef27"/>
    </style:style>
    <style:style style:name="T12" style:family="text">
      <style:text-properties style:text-underline-style="none" officeooo:rsid="035470f9"/>
    </style:style>
    <style:style style:name="T13" style:family="text">
      <style:text-properties style:text-underline-style="none" officeooo:rsid="03552a4e"/>
    </style:style>
    <style:style style:name="T14" style:family="text">
      <style:text-properties style:text-underline-style="none" officeooo:rsid="0357f054"/>
    </style:style>
    <style:style style:name="T15" style:family="text">
      <style:text-properties style:text-underline-style="none" officeooo:rsid="03580e10"/>
    </style:style>
    <style:style style:name="T16" style:family="text">
      <style:text-properties style:text-underline-style="none" officeooo:rsid="0358fae9"/>
    </style:style>
    <style:style style:name="T17" style:family="text">
      <style:text-properties style:text-underline-style="none" officeooo:rsid="035a76d4"/>
    </style:style>
    <style:style style:name="T18" style:family="text">
      <style:text-properties style:text-underline-style="none" officeooo:rsid="035ba1be"/>
    </style:style>
    <style:style style:name="T19" style:family="text">
      <style:text-properties style:text-underline-style="none" officeooo:rsid="035c6cde"/>
    </style:style>
    <style:style style:name="T20" style:family="text">
      <style:text-properties style:text-underline-style="none" officeooo:rsid="035d5dfe"/>
    </style:style>
    <style:style style:name="T21" style:family="text">
      <style:text-properties style:text-underline-style="none" officeooo:rsid="035f2df0"/>
    </style:style>
    <style:style style:name="T22" style:family="text">
      <style:text-properties style:text-underline-style="none" officeooo:rsid="03655057"/>
    </style:style>
    <style:style style:name="T23" style:family="text">
      <style:text-properties officeooo:rsid="033ddc74"/>
    </style:style>
    <style:style style:name="T24" style:family="text">
      <style:text-properties officeooo:rsid="033fce1b"/>
    </style:style>
    <style:style style:name="T25" style:family="text">
      <style:text-properties officeooo:rsid="034494a6"/>
    </style:style>
    <style:style style:name="T26" style:family="text">
      <style:text-properties officeooo:rsid="034a0c18"/>
    </style:style>
    <style:style style:name="T27" style:family="text">
      <style:text-properties officeooo:rsid="036b0923"/>
    </style:style>
    <style:style style:name="T28" style:family="text">
      <style:text-properties officeooo:rsid="0371e061"/>
    </style:style>
    <style:style style:name="T29" style:family="text">
      <style:text-properties officeooo:rsid="037ccf9e"/>
    </style:style>
    <style:style style:name="T30" style:family="text">
      <style:text-properties officeooo:rsid="037e7d4c"/>
    </style:style>
    <style:style style:name="T31" style:family="text">
      <style:text-properties officeooo:rsid="037fe53d"/>
    </style:style>
    <style:style style:name="T32" style:family="text">
      <style:text-properties officeooo:rsid="03824ce2"/>
    </style:style>
    <style:style style:name="T33" style:family="text">
      <style:text-properties officeooo:rsid="0383e48b"/>
    </style:style>
    <style:style style:name="T34" style:family="text">
      <style:text-properties officeooo:rsid="038700b0"/>
    </style:style>
    <style:style style:name="T35" style:family="text">
      <style:text-properties officeooo:rsid="0388928e"/>
    </style:style>
    <style:style style:name="T36" style:family="text">
      <style:text-properties officeooo:rsid="038a622b"/>
    </style:style>
    <style:style style:name="T37" style:family="text">
      <style:text-properties officeooo:rsid="0390586e"/>
    </style:style>
    <style:style style:name="T38" style:family="text">
      <style:text-properties officeooo:rsid="03929900"/>
    </style:style>
    <style:style style:name="T39" style:family="text">
      <style:text-properties officeooo:rsid="03964bb9"/>
    </style:style>
    <style:style style:name="T40" style:family="text">
      <style:text-properties fo:color="#000000" style:font-name="Times New Roman" fo:font-size="11pt" fo:language="fr" fo:country="FR" fo:font-style="normal" style:text-underline-style="none" fo:font-weight="normal" officeooo:rsid="0397a9a1" style:font-size-asian="9.60000038146973pt" style:font-style-asian="normal" style:font-weight-asian="normal" style:font-size-complex="11pt" style:font-style-complex="normal" style:font-weight-complex="normal"/>
    </style:style>
    <style:style style:name="T41" style:family="text">
      <style:text-properties style:font-name="Times New Roman"/>
    </style:style>
    <style:style style:name="T42" style:family="text">
      <style:text-properties style:font-name="Times New Roman" fo:font-size="11pt" style:font-size-asian="11pt" style:font-size-complex="11pt"/>
    </style:style>
    <style:style style:name="T43" style:family="text">
      <style:text-properties style:font-name="Times New Roman" fo:font-size="11pt" officeooo:rsid="0399fb2f" style:font-size-asian="11pt" style:font-size-complex="11pt"/>
    </style:style>
    <style:style style:name="T44" style:family="text">
      <style:text-properties style:font-name="Times New Roman" fo:font-size="11pt" officeooo:rsid="03a5b368" style:font-size-asian="11pt" style:font-size-complex="11pt"/>
    </style:style>
    <style:style style:name="T45" style:family="text">
      <style:text-properties style:font-name="Times New Roman" fo:font-size="11pt" officeooo:rsid="03a8ac3b" style:font-size-asian="11pt" style:font-size-complex="11pt"/>
    </style:style>
    <style:style style:name="T46" style:family="text">
      <style:text-properties style:font-name="Times New Roman" fo:font-size="11pt" officeooo:rsid="03a947d6" style:font-size-asian="11pt" style:font-size-complex="11pt"/>
    </style:style>
    <style:style style:name="T47" style:family="text">
      <style:text-properties style:font-name="Times New Roman" fo:font-size="11pt" officeooo:rsid="03a96526" style:font-size-asian="11pt" style:font-size-complex="11pt"/>
    </style:style>
    <style:style style:name="T48" style:family="text">
      <style:text-properties style:font-name="Times New Roman" fo:font-size="11pt" officeooo:rsid="03aa24c6" style:font-size-asian="11pt" style:font-size-complex="11pt"/>
    </style:style>
    <style:style style:name="T49" style:family="text">
      <style:text-properties style:font-name="Times New Roman" fo:font-size="11pt" officeooo:rsid="03b078d5" style:font-size-asian="11pt" style:font-size-complex="11pt"/>
    </style:style>
    <style:style style:name="T50" style:family="text">
      <style:text-properties style:font-name="Times New Roman" fo:font-size="11pt" officeooo:rsid="03b11d37" style:font-size-asian="11pt" style:font-size-complex="11pt"/>
    </style:style>
    <style:style style:name="T51" style:family="text">
      <style:text-properties style:font-name="Times New Roman" fo:font-size="11pt" officeooo:rsid="03b571a3" style:font-size-asian="11pt" style:font-size-complex="11pt"/>
    </style:style>
    <style:style style:name="T52" style:family="text">
      <style:text-properties style:font-name="Times New Roman" fo:font-size="11pt" officeooo:rsid="03b6751d" style:font-size-asian="11pt" style:font-size-complex="11pt"/>
    </style:style>
    <style:style style:name="T53" style:family="text">
      <style:text-properties style:font-name="Times New Roman" fo:font-size="11pt" officeooo:rsid="03b6baf1" style:font-size-asian="11pt" style:font-size-complex="11pt"/>
    </style:style>
    <style:style style:name="T54" style:family="text">
      <style:text-properties style:font-name="Times New Roman" fo:font-size="11pt" officeooo:rsid="03b7fa9c" style:font-size-asian="11pt" style:font-size-complex="11pt"/>
    </style:style>
    <style:style style:name="T55" style:family="text">
      <style:text-properties style:font-name="Times New Roman" fo:font-size="11pt" officeooo:rsid="03b85871" style:font-size-asian="11pt" style:font-size-complex="11pt"/>
    </style:style>
    <style:style style:name="T56" style:family="text">
      <style:text-properties style:font-name="Times New Roman" fo:font-size="11pt" officeooo:rsid="03b8b9e2" style:font-size-asian="11pt" style:font-size-complex="11pt"/>
    </style:style>
    <style:style style:name="T57" style:family="text">
      <style:text-properties style:font-name="Times New Roman" fo:font-size="11pt" officeooo:rsid="03b9d668" style:font-size-asian="11pt" style:font-size-complex="11pt"/>
    </style:style>
    <style:style style:name="T58" style:family="text">
      <style:text-properties style:font-name="Times New Roman" fo:font-size="11pt" style:text-underline-style="solid" style:text-underline-width="auto" style:text-underline-color="font-color" officeooo:rsid="03b3b2ed" style:font-size-asian="11pt" style:font-size-complex="11pt"/>
    </style:style>
    <style:style style:name="T59" style:family="text">
      <style:text-properties style:font-name="Times New Roman" fo:font-size="11pt" style:text-underline-style="none" style:font-size-asian="11pt" style:font-size-complex="11pt"/>
    </style:style>
    <style:style style:name="T60" style:family="text">
      <style:text-properties style:font-name="Times New Roman" fo:font-size="11pt" style:text-underline-style="none" officeooo:rsid="0399fb2f" style:font-size-asian="11pt" style:font-size-complex="11pt"/>
    </style:style>
    <style:style style:name="T61" style:family="text">
      <style:text-properties style:font-name="Times New Roman" fo:font-size="11pt" style:text-underline-style="none" officeooo:rsid="039ba8b0" style:font-size-asian="11pt" style:font-size-complex="11pt"/>
    </style:style>
    <style:style style:name="T62" style:family="text">
      <style:text-properties style:font-name="Times New Roman" fo:font-size="11pt" style:text-underline-style="none" officeooo:rsid="039d6577" style:font-size-asian="11pt" style:font-size-complex="11pt"/>
    </style:style>
    <style:style style:name="T63" style:family="text">
      <style:text-properties style:font-name="Times New Roman" fo:font-size="11pt" style:text-underline-style="none" officeooo:rsid="039e012e" style:font-size-asian="11pt" style:font-size-complex="11pt"/>
    </style:style>
    <style:style style:name="T64" style:family="text">
      <style:text-properties style:font-name="Times New Roman" officeooo:rsid="03b85871"/>
    </style:style>
    <style:style style:name="T65" style:family="text">
      <style:text-properties style:font-name="Times New Roman" style:text-underline-style="none"/>
    </style:style>
    <style:style style:name="T66" style:family="text">
      <style:text-properties style:font-name="Times New Roman" style:text-underline-style="none" officeooo:rsid="03bf1ba7"/>
    </style:style>
    <style:style style:name="T67" style:family="text">
      <style:text-properties style:font-name="Times New Roman" style:text-underline-style="none" officeooo:rsid="03c066ae"/>
    </style:style>
    <style:style style:name="T68" style:family="text">
      <style:text-properties style:font-name="Times New Roman" style:text-underline-style="none" officeooo:rsid="03c288a3"/>
    </style:style>
    <style:style style:name="T69" style:family="text">
      <style:text-properties style:font-name="Times New Roman" style:text-underline-style="none" officeooo:rsid="03c3a9b5"/>
    </style:style>
    <style:style style:name="T70" style:family="text">
      <style:text-properties style:font-name="Times New Roman" style:text-underline-style="none" officeooo:rsid="03c3b7cb"/>
    </style:style>
    <style:style style:name="T71" style:family="text">
      <style:text-properties style:font-name="Times New Roman" style:text-underline-style="none" officeooo:rsid="03c4a191"/>
    </style:style>
    <style:style style:name="T72" style:family="text">
      <style:text-properties style:font-name="Times New Roman" style:text-underline-style="none" officeooo:rsid="03c4f734"/>
    </style:style>
    <style:style style:name="T73" style:family="text">
      <style:text-properties style:font-name="Times New Roman" style:text-underline-style="none" officeooo:rsid="03c56704"/>
    </style:style>
    <style:style style:name="T74" style:family="text">
      <style:text-properties style:font-name="Times New Roman" style:text-underline-style="none" officeooo:rsid="03c90a26"/>
    </style:style>
    <style:style style:name="T75" style:family="text">
      <style:text-properties officeooo:rsid="03a3c518"/>
    </style:style>
    <style:style style:name="T76" style:family="text">
      <style:text-properties officeooo:rsid="03acc3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éopolitique de l’Asie du Sud</text:p>
      <text:p text:style-name="P20"/>
      <text:p text:style-name="P21"/>
      <text:p text:style-name="P16">Introduction générale :</text:p>
      <text:p text:style-name="P16"/>
      <text:p text:style-name="P3">L’Asie est le premier continent de la planète, s’étendant de la Turquie au Japon, et comptant plus de 60 % de la démographie mondiale, elle est aussi la première région du point de vue économique.</text:p>
      <text:p text:style-name="P3">Historiquement les territoires les plus démographiquement important sont souvent les plus puissants, et si la parenthèse coloniale européenne a renverser ces rapports de force, ce n’est que temporaire, et au sein même de l’Europe les pays les plus importants démographiquement restent les plus importants. Depuis la fin du XXème siècle un rééquilibrage technologique a lieu, marquant le retour la démographie et sa puissance inhérente. De fait le XXIème siècle sera Asiatique. <text:span text:style-name="T23">Mais quels sont les risques, les défis et les opportunités au niveau global et régional pour les pays Asiatique ?</text:span></text:p>
      <text:p text:style-name="P3"/>
      <text:p text:style-name="P4">L’Asie reste un continent qui est marqué par sa pluralité, et si la Chine souhaite rassembler sous sa coupe il reste une concurrence entre les différents centres asiatiques : la Chine, l’Inde, le Japon et les pays d’Asie du Sud-Est.<text:line-break/></text:p>
      <text:p text:style-name="P4"/>
      <text:p text:style-name="P17">I. Le réveil de l’Asie</text:p>
      <text:p text:style-name="P17"/>
      <text:p text:style-name="P5">Suite à la Révolution Industrielle européenne, l’Asie décroche technologiquement et subie une colonisation, sauf pour le Japon qui aura ses ports ouverts par les américains. Le Japon laissera tomber son modèle traditionnel pour adopter le modèle industriel occidental. C’est le début du Japon impérial et de ses colonies jusqu’à la défaite de 1945. Mais le Japon reste une exception dans le monde asiatique. </text:p>
      <text:p text:style-name="P5"/>
      <text:p text:style-name="P6">Après la deuxième guerre mondiale, l’idée de colonies devenant moralement inacceptable, les pays occidentaux abandonnent leurs colonies. La guerre du Vietnam marque un renouveau de l’économie pour les pays de la zone, en particulier le Japon, qui dispose d’un renouveau économique lui permettant d’atteindre puis de dépasser son niveau économique d’avant guerre. <text:span text:style-name="T24">Le Japon en tant qu’arrière base américaine bénéficie en effet de tous les avantages d’une économie de guerre sans les inconvénients. L’élan économique est tel que le Japon délocalise ses emplois industriels les moins qualifiés vers la Corée du Sud et l’Asie du Sud-Est, engendrant les futurs Dragons (Hong-Kong, <text:s/>Singapour, Corée du Sud et Taïwan) et plus tard Tigres d’Asie (Vietnam, Thaïlande, Indonésie, Malaisie, Philippines). Cette puissance économique coïncide d’ailleurs avec la puissance démographique de chacun de ces pays.</text:span></text:p>
      <text:p text:style-name="P6"/>
      <text:p text:style-name="P7">Ces pays suivent en particulier le modèle de développement américain, plus puissant économiquement que le modèle américain. <text:span text:style-name="T25">Néanmoins ils tentent de se démarquer culturellement du modèle américain, avec notamment l’exemple Singapourien du Président Lee Kuan Yew. Cette alternative au modèle libéral occidental se marque principalement par sa divergence au niveau des Droits de l’Homme universaliste occidentaux. Ce modèle asiatique diffère largement par sa hiérarchie des valeurs teintée de confucianisme :</text:span></text:p>
      <text:p text:style-name="P7"/>
      <text:list xml:id="list2495937719" text:style-name="L1">
        <text:list-item>
          <text:p text:style-name="P22"><text:span text:style-name="T2">La société prend le pas sur l’individu</text:span>, <text:span text:style-name="T26">et par là, la question démocratique même est remise en cause, la société (comprendre nation) représente elle effectivement l’individu et donc la démocratie ? La démocratie étant la loi du plus nombreux, que faire des minorités, qui risquent d’avoir un ressentiment vis à vis du système, amenant deux solutions, l’exil ou la revendication afin de faire entendre sa voix.<text:line-break/>La pensée nationalisme étant une essentialisation du peuple dans une unité totale, les minorités sont oubliées. Le droit individuel s’efface donc devant le droit de LA communauté et de la nation, le droit </text:span><text:soft-page-break/><text:span text:style-name="T26">individuel lui subsiste néanmoins tant qu’il ne s’oppose pas au droit et à l’intérêt national.<text:line-break/></text:span></text:p>
        </text:list-item>
        <text:list-item>
          <text:p text:style-name="P43">La famille comme unité de base de la société<text:span text:style-name="T6">, avec ses traditions qui </text:span><text:span text:style-name="T7">ont pour but de créer une stabilité. La société patriarcale qui organise le pouvoir public pour les hommes et le pouvoir privé pour les femmes. C’est une remise en cause totale du modèle libéral occidental et de ses valeurs. Ce principe pose aussi comme question le traitement des homosexuels ou des divorcés par exemples, rejetés par la société. <text:line-break/></text:span></text:p>
        </text:list-item>
        <text:list-item>
          <text:p text:style-name="P44">La considération pour l’individu et le soutien par la communauté<text:span text:style-name="T6">, </text:span><text:span text:style-name="T8">ce principe prends pour unité de base l’honneur. </text:span><text:span text:style-name="T9">« L’honneur c’est comme une allumette, ça ne s’utilise qu’une fois » écrivait Marcel Pagnol, cette considération de l’honneur est totalement différente de celle portée par l’Asiatisme. </text:span><text:span text:style-name="T10">La société dans son ensemble dispose d’honneur, et la perception d’un individu par l’ensemble de la société dépend de son honneur, de fait l’action d’un individu rejaillit sur sa famille et son pays entier. L’honneur se transmet de génération en génération, et la perte d’honneur peut créer une véritable mort sociale menant au suicide ou à l’exil. Cet importance de l’honneur entraîne une attention particulière à son comportement rejaillissant sur l’ensemble de la famille, de la société et de la nation à l’international.<text:line-break/></text:span></text:p>
        </text:list-item>
        <text:list-item>
          <text:p text:style-name="P45">Le consensus fonctionne mieux que les querelles<text:span text:style-name="T6">, </text:span><text:span text:style-name="T11">l’harmonie est clef, ainsi il est préférable de tomber en accord afin d’éviter une séparation ou une dispute dans la société.</text:span></text:p>
          <text:p text:style-name="P23"/>
        </text:list-item>
        <text:list-item>
          <text:p text:style-name="P46">L’harmonie sociale ET religieuse<text:span text:style-name="T6">, </text:span><text:span text:style-name="T12">cela entraîne un grand respect pour les cadres religieux et cadre conservateur fort avec pour obligation de suivre </text:span><text:span text:style-name="T13">les règles. </text:span></text:p>
          <text:p text:style-name="P24"/>
        </text:list-item>
      </text:list>
      <text:p text:style-name="P12"><text:span text:style-name="T13">D</text:span><text:span text:style-name="T6">e manière générale on préfère une droit pour le plus grand nombre qu’on droit individuel, d’autant plus quand il est d’origine occidentale.</text:span></text:p>
      <text:p text:style-name="P25"/>
      <text:p text:style-name="P12"><text:span text:style-name="T6">Ce modèle à deux avantages, l’idée d’une appartenance commune à tout le monde asiatique, </text:span><text:span text:style-name="T14">similaire au mouvement de </text:span><text:span text:style-name="T15">p</text:span><text:span text:style-name="T14">anafricanisme ou panarabisme </text:span><text:span text:style-name="T16">s’appliquant sur des valeurs communes, et une possibilité de </text:span><text:span text:style-name="T17">solidarité entre nations asiatique nécessaire au petit État de Singapour. </text:span><text:span text:style-name="T18">Mais ce modèle permet surtout aux dirigeants de Singapour d’affirmer leurs légitimités en rejetant le modèle occidental, </text:span><text:span text:style-name="T19">permettant aux régimes asiatiques d’avoir des armes philosophiques contre les modèles occidentaux.</text:span></text:p>
      <text:p text:style-name="P26"/>
      <text:p text:style-name="P13"><text:span text:style-name="T19">N</text:span><text:span text:style-name="T6">éanmoins, ce modèle est-il une réponse convaincante ? Il essuie un certain nombre de critique</text:span><text:span text:style-name="T20">s :</text:span></text:p>
      <text:list xml:id="list3106535715" text:style-name="L2">
        <text:list-item>
          <text:p text:style-name="P27">Repli sur soit face à un « Péril blanc », un isolationnisme rappelant le Japon d’avant révolution industrielle, le monde bouge malgré soit et cette volonté d’isolationnisme peut être brisé de l’extérieur.<text:line-break/></text:p>
        </text:list-item>
        <text:list-item>
          <text:p text:style-name="P47"><text:span text:style-name="T6">Ces valeurs ne sont pas sans rappeler les valeurs de la Grande-Bretagne Victorienne plus que le Confucianisme. </text:span><text:span text:style-name="T21">De plus le confucianisme n’est pas forcément une facteur de développement, et est aussi une porte ouverte sur l’éducation, la défense des droits ramenant aux droits de l’Homme actuels bien qu’écrits dans un vocabulaire occidental et même à la démocratie.</text:span></text:p>
          <text:p text:style-name="P28"/>
        </text:list-item>
      </text:list>
      <text:p text:style-name="P14"><text:span text:style-name="T21">D</text:span><text:span text:style-name="T6">e plus une autre question se pose pour se modèle de l’asiatisme, comment le justifier pour les pays de culture non chinoise ? L’Inde ou l’Afghanistan n’ont aucun rapport avec Confucius, de même pour des pays d’Asie du Sud-Est comme l’Indonésie ou la Malaisie. </text:span><text:span text:style-name="T22">Le problème des pays d’Asie avec les Droits de l’Homme réside principalement dans le fait que ces droits soient exprimés dans un discours occidental.</text:span></text:p>
      <text:p text:style-name="P19">II. Construction des nations asiatiques</text:p>
      <text:p text:style-name="P18"/>
      <text:p text:style-name="P8">Qu’est-ce qu’une nation, comment la construire, quelles valeurs fondamentales choisir ? Les pays d’Asie sont souvent confrontés à la difficulté de choix des éléments pour définir les nations, et à l’exception du Japon et des deux Corées aucun pays asiatique n’a de logique ethnique particulière. De là viens donc un questionnement, pourquoi être ensemble ? </text:p>
      <text:p text:style-name="P8"/>
      <text:p text:style-name="P9">Sans sang en commun, il y a besoin d’un cadre plus large que la famille. Que faire des pays sortant de colonisation et de la seconde guerre mondiale ? <text:span text:style-name="T27">Les frontières sont souvent imposés de l’extérieure par les anciens colons américains et européens, comme l’Inde à partir de 1947. L’ensemble Inde/Pakistan n’avait auparavant jamais existé. La colonisation a aussi en quelque sorte sauvé certains pays comme le Laos ou le Cambodge qui sans cela aurait été absorber par leurs plus grands voisins, Vietnam et Thaïlande. <text:line-break/></text:span></text:p>
      <text:p text:style-name="P10">De même en Indonésie avant l’arrivée des colons Néerlandais, le territoire suivait une logique d’archipel avec une rivalité permanentes entre les différents îles. La décision de conserver le pays après son indépendance comme un ensemble d’île garantie l’unité de ce territoire <text:span text:style-name="T28">et donc une stabilité régionale, permettant une développement plus rapide dans son ensemble. On aurait pu fragmenter au maximum les territoires en Inde ou en Indonésie mais avec quelle garantie de sécurité pour les territoires les plus faibles ? On créer un espace certes moins confortable mais plus stable, de plus les dirigeants de ces nouveaux États ont intérêt à garder une unité pour conserver leurs pouvoirs. </text:span></text:p>
      <text:p text:style-name="P10"/>
      <text:p text:style-name="P11">Mais comment créer une idée de communauté ? Par une culture commune, via l’histoire, la religion, des rites et traditions communs, mais aussi et surtout dans un premier temps par un ennemi commun à savoir le colonisateur. Mais après les premiers développement cet ennemi extérieur sera abandonné par les pays asiatiques pour l’ennemi intérieur, minorité religieuse ou minorité communautaire quelconque. </text:p>
      <text:p text:style-name="P11"/>
      <text:p text:style-name="P11"/>
      <text:p text:style-name="P50">III. Les différentes religions en Asie</text:p>
      <text:p text:style-name="P11"/>
      <text:p text:style-name="P11"/>
      <text:p text:style-name="P30">La religion reste la voie la plus rapide pour rassembler, voire créer des valeurs communes. Souvent derrière une religion il y a un État et derrière un État une religion, les deux se complétant et créant un échange de <text:s/>légitimé.<text:line-break/></text:p>
      <text:p text:style-name="P48">L’Hindouisme :</text:p>
      <text:p text:style-name="P48"/>
      <text:p text:style-name="P31">Cette religion a énorme poids démographique, elle prévaut en Inde avec plus de 80 % de la population. L’Hindouisme vient du <text:span text:style-name="T2">Védisme</text:span>, religion des Aryas vivant au Nord de l’Inde qui croient à l’ordre naturel et universel continu. <text:span text:style-name="T29">Le Védisme deviendra le </text:span><text:span text:style-name="T3">Brahmanisme</text:span><text:span text:style-name="T29"> (Souffle divin, cycle, idée d’une relation entre respiration et respiration au sens large de la méditation), qui lui même continuera d’évoluer. Le </text:span><text:span text:style-name="T4">Manu-Smriti</text:span><text:span text:style-name="T30">, tradition de Manu (Ier siècle avant J.-C.) définit les droits et devoirs de chacun selon sa caste et son âge afin de respecter le </text:span><text:span text:style-name="T4">dharma</text:span><text:span text:style-name="T30"> (ordre social et cosmique). </text:span></text:p>
      <text:p text:style-name="P31"/>
      <text:p text:style-name="P32">L’Hindouisme n’est pas juste une religion mais un ensemble de croyances et de rites déterminants la place de chacun dans la société. <text:span text:style-name="T31">C’est une religion dans laquelle on entre et on sort, la tradition et la pratique pouvant avoir lieu sans une croyance dans cette religion.</text:span></text:p>
      <text:p text:style-name="P32"/>
      <text:p text:style-name="P33">Le terme hindouisme a été défini de l’extérieur pas des géographes allemands. </text:p>
      <text:p text:style-name="P77">Dans cette religion on retrouve trois dieux principaux : </text:p>
      <text:p text:style-name="P34">- Brama le Créateur</text:p>
      <text:p text:style-name="P34">- Vishn<text:span text:style-name="T75">ou</text:span> le protecteur</text:p>
      <text:p text:style-name="P34">- Shiva le destructeur</text:p>
      <text:p text:style-name="P34"/>
      <text:p text:style-name="P34">Shiva détruit le monde créer par Bruma, qui est lui plongé dans un très long sommeil. Il détruit ce monde pour en créer un meilleur en règle général. <text:span text:style-name="T32">Les cycles de création et destructions sont plutôt long avec 4,5 milliards d’années, ce qui correspond par ailleurs au rythme terrestre.</text:span></text:p>
      <text:p text:style-name="P34"/>
      <text:p text:style-name="P35">L’hindouisme compte encore d’autres Dieux, mineurs, qui sont souvent des incarnations ou avatars des Dieux initiaux. <text:span text:style-name="T33">On retient en général neuf avatars majeurs. </text:span>Le message du Bouddhisme a été intégré en Inde, Bouddha étant l’incarnation de Vishnu le protecteur.</text:p>
      <text:p text:style-name="P35"/>
      <text:p text:style-name="P36">La société Indienne fonctionne par castes, on en dénombre quatre majeurs et cinq en considérant les hors castes :</text:p>
      <text:list xml:id="list3747897492" text:style-name="L3">
        <text:list-item>
          <text:p text:style-name="P37"><text:span text:style-name="T34">Brahamanes, l</text:span>e groupe de Brahman, les prêtres en haut de la pyramide</text:p>
        </text:list-item>
        <text:list-item>
          <text:p text:style-name="P37"><text:span text:style-name="T34">Ksatriyas, l</text:span>a caste des guerriers, qui soutien l’ordre social des prêtres</text:p>
        </text:list-item>
        <text:list-item>
          <text:p text:style-name="P37"><text:span text:style-name="T34">Vaisyas</text:span>, <text:span text:style-name="T34">l</text:span>a caste des paysans, artisans et commerçants</text:p>
        </text:list-item>
        <text:list-item>
          <text:p text:style-name="P37"><text:span text:style-name="T34">Sudra, l</text:span>a caste des serviteurs</text:p>
        </text:list-item>
        <text:list-item>
          <text:p text:style-name="P37"><text:span text:style-name="T35">Dalit, </text:span>les intouchables, tout en bas de l’échelle et hors du système de caste</text:p>
        </text:list-item>
      </text:list>
      <text:p text:style-name="P36"/>
      <text:p text:style-name="P38">On reconnaît les distinctions de caste par les fonctions dans la société, <text:span text:style-name="T36">le lieu d’habitation ou encore le nom de famille. Ces castes permettent d’organiser la société, les relations entre castes se faisant peu ou pas. Il est impossible de changer de caste, mais avec la modernisation, ou l’exil vers les villes ou un certain anonymat es possible, un possibilité de se réinventer est possible. Il y a aussi des sous groupes dans ces castes, les Jatis, environ 1500 groupes au total. </text:span></text:p>
      <text:p text:style-name="P38"/>
      <text:p text:style-name="P39">Les mariages entre caste différentes sont rares, mais peuvent arriver avec notamment un homme d’une caste supérieure se mariant à une femme de caste inférieure. Il y a toujours des exceptions mais en règle général ça ne passe pas comme ça. <text:span text:style-name="T37">Le mariage en Inde est un véritable contrat en deux familles, l’amour n’a pas d’importance, la majorité des mariages encore aujourd’hui sont arrangés. </text:span></text:p>
      <text:p text:style-name="P39"/>
      <text:p text:style-name="P40">Il y a cependant une véritable volonté politique de détruire le système de caste, et les dalits trouvent de plus leurs places dans la société via les quota de discrimination positive à l’université et dans la fonction publique par exemple. <text:span text:style-name="T38">Ils se sont formés en parti politique fort et obtiennent aussi un pouvoir et la possibilité de placer des hauts fonctionnaires dalits. De fait le président actuel de l’Inde est un intouchable. Si ce système de caste est fort à la campagne, il est remise en question dans les villes. </text:span></text:p>
      <text:p text:style-name="P40"/>
      <text:p text:style-name="P41">Malgré cela la reproduction sociale reste forte malgré la politique d’ouverture voulant effacer les castes. On considère que via la réincarnation une vie difficile viens d’une vie ultérieure mauvaise, et que cette vie actuelle n’a pour but que de payer ses pêchers, ainsi la solidarité avec les plus démunis n’est pas considéré comme pertinente. </text:p>
      <text:p text:style-name="P41"/>
      <text:p text:style-name="P49">Sikhisme :</text:p>
      <text:p text:style-name="P42"/>
      <text:p text:style-name="P42">L’autre grande religion en Inde, apparût dans le Pendjab à la fin du XVème siècle est le Shikisme. <text:span text:style-name="T39">Cette religion est née en suivant les préceptes du gourou Nanak. Dix grands gourous le suivront jusqu’en 1708 avec la mort du dernier gourou Gobind Singh, qui finira de compléter le livre saint « </text:span><text:span text:style-name="T5">Granth Sahib </text:span><text:span text:style-name="T39">». Cela montre le passage de la tradition orale à la tradition écrite. </text:span></text:p>
      <text:p text:style-name="P42"/>
      <text:p text:style-name="P68"><text:soft-page-break/><text:span text:style-name="T40">En 1699 est créé le Khalsa « Fraternité purs aptes aux combats » par le gourou Gobind Singh. Le Shikisme ne connaît pas de castes, et une égalité dans cette religion. </text:span><text:span text:style-name="T42">Les sikhs initiés doivent suivre la règle des « 5 K » : </text:span></text:p>
      <text:list xml:id="list1677009548" text:style-name="L4">
        <text:list-item>
          <text:p text:style-name="P70">Porter les cheveux longs et la barbe, le Kesh</text:p>
        </text:list-item>
        <text:list-item>
          <text:p text:style-name="P70">Porter un peigne dans les cheveux, le Kangha</text:p>
        </text:list-item>
        <text:list-item>
          <text:p text:style-name="P70">La culotte courte du soldat, le Kacchera</text:p>
        </text:list-item>
        <text:list-item>
          <text:p text:style-name="P70">Le sabre, le Kirpan</text:p>
        </text:list-item>
        <text:list-item>
          <text:p text:style-name="P70">Et le bracelet en fer, le Kawra</text:p>
        </text:list-item>
      </text:list>
      <text:p text:style-name="P69"/>
      <text:p text:style-name="P71"><text:span text:style-name="T42">Chacun de ces accessoires représente une réalité sociale et philosophique, </text:span><text:span text:style-name="T43">et principe d’honneur</text:span><text:span text:style-name="T60">, avec l’idée de combat intérieur comme extérieur, combat réel et spirituel. </text:span><text:span text:style-name="T61">Les Sikhs sont centraux dans la police et l’armée Indienne. </text:span></text:p>
      <text:p text:style-name="P71"><text:span text:style-name="T61"/></text:p>
      <text:p text:style-name="P72"><text:span text:style-name="T61">L</text:span><text:span text:style-name="T59">es femmes et les non combattants font partie d’une communauté plus large, les Sahajdhani, « tenants de la facilité », sans faire partie du Khalsa. Ils ne suivent pas les mêmes règles, et dispose donc d’une position inférieure mais choisie. Si les Sikhs ne connaissent pas de système de caste, ils s’intègrent parfaitement dedans en entrant dans celle des combattan</text:span><text:span text:style-name="T62">t, </text:span><text:span text:style-name="T63">et en fournissant une partie importante des militaires et ministres de la défense.</text:span></text:p>
      <text:p text:style-name="P72"><text:span text:style-name="T63"/></text:p>
      <text:p text:style-name="P73"><text:span text:style-name="T63">L</text:span><text:span text:style-name="T59">a religion Sikh reconnaît l’importance d’un maître pour nous guider et voir le monde tel qu’il est et non comme il se présente. Le Sikh cherche avant tout une noblesse d’âme, valeur d’honnêteté et de courage. </text:span></text:p>
      <text:p text:style-name="P73"><text:span text:style-name="T59"/></text:p>
      <text:p text:style-name="P73"><text:span text:style-name="T59"/></text:p>
      <text:p text:style-name="P74"><text:span text:style-name="T42">Le Bouddhisme :</text:span></text:p>
      <text:p text:style-name="P74"><text:span text:style-name="T42"/></text:p>
      <text:p text:style-name="P58"><text:span text:style-name="T42">Siddharta Gautama né en -560, obtient l’illumination après s’être fait ascète errant, et devient Bouddha (l’éveillé). </text:span><text:span text:style-name="T45">Il abandonne sa femme et son fils à sa famille, ayant déjà accompli son devoir en donnant une descendance. Au bout de plusieurs années de méditations avec plusieurs maîtres et plusieurs pratiques différentes, il comprend la réalité, à savoir que le monde n’est qu’une illusion et souffrance, l’insatisfaction ne peut se résoudre que par méditation et prise de conscience. </text:span></text:p>
      <text:p text:style-name="P58"><text:span text:style-name="T42">Cette religion garde tous les codes de la religion sauf la croyance en dieu, </text:span><text:span text:style-name="T44">elle est composée de deux écoles principales :</text:span></text:p>
      <text:p text:style-name="P58"><text:span text:style-name="T44"/></text:p>
      <text:list xml:id="list3971588279" text:style-name="L5">
        <text:list-item>
          <text:p text:style-name="P59"><text:span text:style-name="T42">Mahayana, le grand véhicule. </text:span><text:span text:style-name="T47">Comparable au catholicisme car se concentrant sur la communauté de croyants, suivre les moines qui eux comprennent la religion et sa pratique. L’appartenance social à cette religion est primordiale, l’architecture forte et riche en expliquer sur le bouddhisme. C’est le bouddhisme le plus populaire.</text:span></text:p>
          <text:p text:style-name="P59"><text:span text:style-name="T47"/></text:p>
        </text:list-item>
        <text:list-item>
          <text:p text:style-name="P59"><text:span text:style-name="T42">Theravada, la voie des anciens appelé aussi petit véhicule par ses rivaux (hinayana). </text:span><text:span text:style-name="T48">Comparable au christianisme protestant, environ 180 millions de pratiquant mais pas indicatif vis à vis du syncrétisme asiatique fort. Ce bouddhisme se concentre sur le travail individuel de chacun, les temples plus modestes, chacun devant atteindre par soit-même l’éveil. Présent en Birmanie, Indonésie, Vietnam, Thaïlande.</text:span></text:p>
          <text:p text:style-name="P59"><text:span text:style-name="T48"/></text:p>
        </text:list-item>
        <text:list-item>
          <text:p text:style-name="P60"><text:span text:style-name="T42">Vajrayana, le bouddhisme tibétain, </text:span><text:span text:style-name="T45">véhicule de diamant, dérivé du Mahayana et établit au Tibet, </text:span><text:span text:style-name="T46">au Népal, au Bouthan</text:span><text:span text:style-name="T45"> et en Mongolie. </text:span><text:span text:style-name="T48">Comparable de très loin à l’orthodoxie de par les dorures, l’encens, le mystère… Difficile à dénombrer démographiquement avec le syncrétisme. </text:span></text:p>
        </text:list-item>
      </text:list>
      <text:p text:style-name="P61"><text:span text:style-name="T48"/></text:p>
      <text:p text:style-name="P62"><text:span text:style-name="T48">E</text:span><text:span text:style-name="T42">n Asie du Sud-Est, il est commun de devenir moine pour retrouver une forme de sagesse vers la fin de sa vie par exemple.</text:span></text:p>
      <text:p text:style-name="P75"><text:soft-page-break/><text:span text:style-name="T45">L’</text:span><text:span text:style-name="T42">Islam :</text:span></text:p>
      <text:p text:style-name="P75"><text:span text:style-name="T42"/></text:p>
      <text:p text:style-name="P63"><text:span text:style-name="T42">A</text:span><text:span text:style-name="T49">pporté par l’épée ou par l’exemple, l’Islam sunnite est majoritaire au Pakistan (97%), au Bangladesh (90%), en Indonésie (88%) pays avec le plus de musulman au monde, en Malaisie (80%). </text:span><text:span text:style-name="T50">L’Asie méridionale et orientale comprend 50 % des musulmans du monde, et l’Asie dans son ensemble les deux tiers des musulmans soit environ un milliard. </text:span></text:p>
      <text:p text:style-name="P63"><text:span text:style-name="T50"/></text:p>
      <text:p text:style-name="P64"><text:span text:style-name="T50">L’</text:span><text:span text:style-name="T42">Islam est aujourd’hui avant tout une réalité asiatique du point de vue démographique. Le cœur Moyen-Oriental, Saoudien même, de l’Islam est certes historique mais est loin d’être dominant démographiquement.<text:line-break/></text:span></text:p>
      <text:p text:style-name="P64"><text:span text:style-name="T58">Le Christianisme :</text:span></text:p>
      <text:p text:style-name="P64"><text:span text:style-name="T58"/></text:p>
      <text:p text:style-name="P65"><text:span text:style-name="T51">Le Christianisme est moins important en Asie, il se développe avec des missionnaires puis avec la colonisation espagnole aux XVIème siècle et enfin américaine aux Philippines. </text:span><text:span text:style-name="T52">Viens aussi des missionnaires protestants qui mènes de fortes actions en Asie. </text:span><text:span text:style-name="T56">De manière générale à chaque fois que les mers sont sûrs les volontés missionnaires sont fortes, </text:span><text:span text:style-name="T57">la dernière vague venant avec la colonisation au XVIIIème et XIXème siècle.<text:line-break/></text:span></text:p>
      <text:p text:style-name="P66"><text:span text:style-name="T53">On compte environ 350 millions de chrétiens en Asie, avec des pays à forte minorité chrétienne comme en Corée du Sud avec plus de un quart de la population. </text:span><text:span text:style-name="T54">Ce nombre reste néanmoins faible dans la majorité des pays avec par exemple 1 % au Japon ou 4 % en Chine. </text:span></text:p>
      <text:p text:style-name="P66"><text:span text:style-name="T54"/></text:p>
      <text:p text:style-name="P67"><text:span text:style-name="T55">Le Judaïsme lui est presque absent de la réalité asiatique, il subsiste de petites communautés notamment en Inde ou encore à Shanghai. </text:span></text:p>
      <text:p text:style-name="P67"><text:span text:style-name="T55"/></text:p>
      <text:p text:style-name="P67"><text:span text:style-name="T55"/></text:p>
      <text:p text:style-name="P78"><text:span text:style-name="T64">I</text:span><text:span text:style-name="T41">V. Des Inégalités Géopolitiques</text:span></text:p>
      <text:p text:style-name="P76"><text:span text:style-name="T65"/></text:p>
      <text:p text:style-name="P76"><text:span text:style-name="T65"/></text:p>
      <text:p text:style-name="P51"><text:span text:style-name="T65">L’Asie reste très inégale, </text:span><text:span text:style-name="T66">et les moyennes restent donc très peu parlantes, impossible de faire une moyenne entre le PIB du Laos qui est de 17 milliards de dollars et celui du Japon d’environ 5 milliards. </text:span><text:span text:style-name="T67">Le PIB/habitant en Asie n’a donc pas de réalité particulière. </text:span></text:p>
      <text:p text:style-name="P51"><text:span text:style-name="T67"/></text:p>
      <text:p text:style-name="P52"><text:span text:style-name="T67">L</text:span><text:span text:style-name="T65">a dévolution reste un problème pour de nombreux pays asiatique, dont la Chine. </text:span><text:span text:style-name="T68">Cela affaiblit l’unité nationale, qui est créer par des facteurs de cohésion : religion, ethnie, culture, </text:span><text:span text:style-name="T69">etc. </text:span><text:span text:style-name="T70">La remise en cause de l’un de ces paramètres comme par exemple la croissance économique </text:span><text:span text:style-name="T71">en Chine, peut engendrer une crise forte. </text:span><text:span text:style-name="T72">En effet ce qui stabilise le plus un pays reste la constitution d’une classe moyenne stable. L</text:span><text:span text:style-name="T73">a généralisation de l’enseignement et la TV reste aussi un moyen de créer une culture commune et une cohésion nationale gommant les différences.</text:span></text:p>
      <text:p text:style-name="P53"><text:span text:style-name="T65"/></text:p>
      <text:p text:style-name="P54"><text:span text:style-name="T65">De manière générale on peut en Asie classer les pays dans quatre catégories :</text:span></text:p>
      <text:list xml:id="list1530835518" text:style-name="L6">
        <text:list-item>
          <text:p text:style-name="P55"><text:span text:style-name="T65">Les puissances régionales et mondiales : Inde, Chine, Japon</text:span></text:p>
        </text:list-item>
        <text:list-item>
          <text:p text:style-name="P56"><text:span text:style-name="T65">NPI – maintenant pays développés donc plus réellement NPI – Les dragons : Corée du Sud, Taïwan, Hong Kong, Singapour</text:span></text:p>
        </text:list-item>
        <text:list-item>
          <text:p text:style-name="P56"><text:span text:style-name="T65">Les tigres : Vietnam, Thaïlande, Philippines, </text:span><text:span text:style-name="T74">Birmanie, Indonésie</text:span></text:p>
        </text:list-item>
        <text:list-item>
          <text:p text:style-name="P57"><text:span text:style-name="T74">L</text:span><text:span text:style-name="T65">es PMA (économiquement) : Pakistan, Mongolie, Bhoutan, Laos, Cambodge, Corée du Nord, etc.</text:span></text:p>
          <text:list>
            <text:list-header>
              <text:p text:style-name="P57"><text:span text:style-name="T65">→ Exception faite bien évidemment du Pakistan et de la Corée du Nord qui de par la possession de la bombe nucléaire se pose en acteurs régionaux de premier plan </text:span></text:p>
            </text:list-header>
          </text:list>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Zone Géographique : Asie du Sud</text:span></text:p>
      </style:header>
      <style:footer>
        <text:p text:style-name="MP2"><text:span text:style-name="MT2">Premier Semestre</text:span><text:tab/><text:tab/><text:page-number text:select-page="current">5</text:page-number>/<text:page-count>7</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05T17:53:45.684648274</dc:date>
    <meta:editing-duration>PT23H55M41S</meta:editing-duration>
    <meta:editing-cycles>947</meta:editing-cycles>
    <meta:document-statistic meta:table-count="0" meta:image-count="0" meta:object-count="0" meta:page-count="7" meta:paragraph-count="85" meta:word-count="3114" meta:character-count="19353" meta:non-whitespace-character-count="16308"/>
  </office:meta>
</office:document-meta>
</file>